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9b6dc" officeooo:paragraph-rsid="0019b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3:55:48.089000000</meta:creation-date>
    <dc:date>2016-01-06T13:56:03.831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0.3.2$Windows_x86 LibreOffice_project/e5f16313668ac592c1bfb310f4390624e3dbfb75</meta:generator>
  </office:meta>
</office:document-meta>
</file>